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50000002EB2D56B0ABA8A6D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0efa3f" officeooo:paragraph-rsid="000efa3f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0efa3f" officeooo:paragraph-rsid="000fd44c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0fd44c" officeooo:paragraph-rsid="000fd44c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108ce8" officeooo:paragraph-rsid="00108ce8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12aab2" officeooo:paragraph-rsid="0012aab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4.7543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4.7543in"/>
        </style:tab-stops>
      </style:paragraph-properties>
      <style:text-properties officeooo:paragraph-rsid="000c1e50"/>
    </style:style>
    <style:style style:name="P10" style:family="paragraph" style:parent-style-name="Standard">
      <style:paragraph-properties>
        <style:tab-stops>
          <style:tab-stop style:position="4.7543in"/>
        </style:tab-stops>
      </style:paragraph-properties>
      <style:text-properties officeooo:paragraph-rsid="000fd44c"/>
    </style:style>
    <style:style style:name="P11" style:family="paragraph" style:parent-style-name="Standard">
      <style:paragraph-properties>
        <style:tab-stops>
          <style:tab-stop style:position="4.7543in"/>
        </style:tab-stops>
      </style:paragraph-properties>
      <style:text-properties officeooo:paragraph-rsid="00108ce8"/>
    </style:style>
    <style:style style:name="P12" style:family="paragraph" style:parent-style-name="Standard">
      <style:paragraph-properties>
        <style:tab-stops>
          <style:tab-stop style:position="4.7543in"/>
        </style:tab-stops>
      </style:paragraph-properties>
      <style:text-properties officeooo:paragraph-rsid="0012aab2"/>
    </style:style>
    <style:style style:name="P1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8pt" officeooo:rsid="000ab834" officeooo:paragraph-rsid="000ab834" style:font-size-asian="28pt" style:font-size-complex="28pt"/>
    </style:style>
    <style:style style:name="P15" style:family="paragraph" style:parent-style-name="Standard">
      <style:text-properties fo:font-size="24pt" fo:font-weight="bold" style:font-size-asian="24pt" style:font-weight-asian="bold" style:font-size-complex="24pt"/>
    </style:style>
    <style:style style:name="P16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17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4pt" fo:font-weight="bold" officeooo:paragraph-rsid="000fd44c" style:font-size-asian="24pt" style:font-weight-asian="bold" style:font-size-complex="24pt"/>
    </style:style>
    <style:style style:name="P18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4pt" fo:font-weight="bold" officeooo:paragraph-rsid="00108ce8" style:font-size-asian="24pt" style:font-weight-asian="bold" style:font-size-complex="24pt"/>
    </style:style>
    <style:style style:name="P19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4pt" fo:font-weight="bold" officeooo:paragraph-rsid="0012aab2" style:font-size-asian="24pt" style:font-weight-asian="bold" style:font-size-complex="24pt"/>
    </style:style>
    <style:style style:name="P20" style:family="paragraph" style:parent-style-name="Standard">
      <style:text-properties fo:color="#000000" style:font-name="Consolas" fo:font-size="9.5pt" fo:background-color="#ffffff" style:font-size-asian="9.5pt"/>
    </style:style>
    <style:style style:name="P21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bold" officeooo:paragraph-rsid="000fd44c" style:font-size-asian="20pt" style:font-weight-asian="bold" style:font-size-complex="20pt"/>
    </style:style>
    <style:style style:name="P23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bold" officeooo:paragraph-rsid="00108ce8" style:font-size-asian="20pt" style:font-weight-asian="bold" style:font-size-complex="20pt"/>
    </style:style>
    <style:style style:name="P24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bold" officeooo:paragraph-rsid="0012420f" style:font-size-asian="20pt" style:font-weight-asian="bold" style:font-size-complex="20pt"/>
    </style:style>
    <style:style style:name="P25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bold" officeooo:paragraph-rsid="0012aab2" style:font-size-asian="20pt" style:font-weight-asian="bold" style:font-size-complex="20pt"/>
    </style:style>
    <style:style style:name="P26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20pt" fo:font-weight="normal" officeooo:rsid="0012420f" officeooo:paragraph-rsid="0012420f" style:font-size-asian="20pt" style:font-weight-asian="normal" style:font-size-complex="20pt" style:font-weight-complex="normal"/>
    </style:style>
    <style:style style:name="P27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6pt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3465a4" fo:font-size="14pt" officeooo:rsid="000efa3f" officeooo:paragraph-rsid="000efa3f" style:font-size-asian="14pt" style:font-size-complex="14pt"/>
    </style:style>
    <style:style style:name="P29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f10d0c" fo:font-size="14pt" officeooo:rsid="000efa3f" officeooo:paragraph-rsid="000efa3f" style:font-size-asian="14pt" style:font-size-complex="14pt"/>
    </style:style>
    <style:style style:name="P30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f10d0c" fo:font-size="14pt" officeooo:rsid="000fd44c" officeooo:paragraph-rsid="000fd44c" style:font-size-asian="14pt" style:font-size-complex="14pt"/>
    </style:style>
    <style:style style:name="P31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officeooo:rsid="00108ce8" officeooo:paragraph-rsid="00108ce8" style:font-size-asian="14pt" style:font-size-complex="14pt"/>
    </style:style>
    <style:style style:name="P32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fo:font-weight="bold" officeooo:rsid="0012420f" officeooo:paragraph-rsid="0012420f" style:font-size-asian="14pt" style:font-weight-asian="bold" style:font-size-complex="14pt" style:font-weight-complex="bold"/>
    </style:style>
    <style:style style:name="P33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fo:font-weight="bold" officeooo:rsid="0012420f" officeooo:paragraph-rsid="0012aab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officeooo:paragraph-rsid="000b2948" style:font-size-asian="14pt" style:font-size-complex="14pt"/>
    </style:style>
    <style:style style:name="P36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officeooo:paragraph-rsid="000b772c" style:font-size-asian="14pt" style:font-size-complex="14pt"/>
    </style:style>
    <style:style style:name="P37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officeooo:rsid="000b772c" officeooo:paragraph-rsid="000b772c" style:font-size-asian="14pt" style:font-size-complex="14pt"/>
    </style:style>
    <style:style style:name="P38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fo:font-weight="normal" officeooo:rsid="000b2948" officeooo:paragraph-rsid="000b294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14pt" fo:font-weight="normal" officeooo:rsid="000b772c" officeooo:paragraph-rsid="000b772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.5in" fo:margin-right="0in" fo:margin-top="0in" fo:margin-bottom="0in" loext:contextual-spacing="false" fo:text-indent="-0.5in" style:auto-text-indent="false" fo:padding="0in" fo:border="none"/>
      <style:text-properties fo:color="#000000" fo:font-size="24pt" fo:font-weight="bold" style:font-size-asian="24pt" style:font-weight-asian="bold" style:font-size-complex="24pt"/>
    </style:style>
    <style:style style:name="P41" style:family="paragraph" style:parent-style-name="Standard">
      <style:paragraph-properties fo:margin-left="0.5in" fo:margin-right="0in" fo:text-indent="-0.5in" style:auto-text-indent="false" fo:padding="0in" fo:border="none"/>
    </style:style>
    <style:style style:name="P42" style:family="paragraph" style:parent-style-name="Standard">
      <style:paragraph-properties fo:margin-left="0.5in" fo:margin-right="0in" fo:text-indent="-0.5in" style:auto-text-indent="false" fo:padding="0in" fo:border="none"/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margin-left="0.4925in" fo:margin-right="0in" fo:text-indent="0in" style:auto-text-indent="false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font-size="24pt" fo:font-weight="bold" style:font-size-asian="24pt" style:font-weight-asian="bold" style:font-size-complex="24pt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officeooo:rsid="000fd44c" officeooo:paragraph-rsid="000fd44c" style:font-name-asian="Consolas1" style:font-size-asian="9.5pt" style:font-name-complex="Consolas1" style:font-size-complex="9.5pt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officeooo:paragraph-rsid="000fd44c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officeooo:paragraph-rsid="0012aab2"/>
    </style:style>
    <style:style style:name="P50" style:family="paragraph" style:parent-style-name="Standard">
      <style:paragraph-properties fo:padding="0in" fo:border="none"/>
      <style:text-properties fo:color="#000000" fo:font-size="14pt" style:font-size-asian="14pt" style:font-size-complex="14pt"/>
    </style:style>
    <style:style style:name="P51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fo:font-size="24pt" fo:font-weight="bold" style:font-size-asian="24pt" style:font-weight-asian="bold" style:font-size-complex="24pt"/>
    </style:style>
    <style:style style:name="P52" style:family="paragraph" style:parent-style-name="Standard" style:master-page-name="Standard">
      <style:paragraph-properties fo:text-align="center" style:justify-single-word="false" style:page-number="1"/>
      <style:text-properties fo:font-size="28pt" style:font-size-asian="28pt" style:font-size-complex="28pt"/>
    </style:style>
    <style:style style:name="P53" style:family="paragraph" style:parent-style-name="Standard">
      <style:text-properties fo:color="#000000" style:font-name="Consolas" fo:font-size="9.5pt" fo:background-color="#ffffff" style:font-size-asian="9.5pt"/>
    </style:style>
    <style:style style:name="P54" style:family="paragraph" style:parent-style-name="Standard">
      <style:text-properties fo:color="#000000" style:font-name="Consolas" fo:font-size="9.5pt" style:font-size-asian="9.5pt" fo:background-color="#ffffff"/>
    </style:style>
    <style:style style:name="P55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0fd44c" officeooo:paragraph-rsid="000fd44c" style:font-size-asian="14pt" style:font-size-complex="14pt"/>
    </style:style>
    <style:style style:name="P56" style:family="paragraph" style:parent-style-name="Standard">
      <style:paragraph-properties>
        <style:tab-stops>
          <style:tab-stop style:position="4.7543in"/>
        </style:tab-stops>
      </style:paragraph-properties>
      <style:text-properties fo:font-size="14pt" officeooo:rsid="0012aab2" officeooo:paragraph-rsid="0012aab2" style:font-size-asian="14pt" style:font-size-complex="14pt"/>
    </style:style>
    <style:style style:name="P57" style:family="paragraph" style:parent-style-name="Standard">
      <style:paragraph-properties>
        <style:tab-stops>
          <style:tab-stop style:position="4.7543in"/>
        </style:tab-stops>
      </style:paragraph-properties>
      <style:text-properties officeooo:paragraph-rsid="00108ce8"/>
    </style:style>
    <style:style style:name="P58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officeooo:rsid="00157309" officeooo:paragraph-rsid="00157309" style:font-size-asian="14pt" style:font-size-complex="14pt"/>
    </style:style>
    <style:style style:name="P59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fo:font-weight="bold" officeooo:rsid="0016d989" officeooo:paragraph-rsid="0016d989" style:font-size-asian="14pt" style:font-weight-asian="bold" style:font-size-complex="14pt" style:font-weight-complex="bold"/>
    </style:style>
    <style:style style:name="P60" style:family="paragraph" style:parent-style-name="Standard">
      <style:paragraph-properties>
        <style:tab-stops>
          <style:tab-stop style:position="4.7543in"/>
        </style:tab-stops>
      </style:paragraph-properties>
      <style:text-properties fo:color="#c9211e" fo:font-size="14pt" fo:font-weight="bold" officeooo:rsid="0012420f" officeooo:paragraph-rsid="0012aab2" style:font-size-asian="14pt" style:font-weight-asian="bold" style:font-size-complex="14pt" style:font-weight-complex="bold"/>
    </style:style>
    <style:style style:name="P61" style:family="paragraph" style:parent-style-name="Standard" style:list-style-name="WWNum1">
      <style:paragraph-properties fo:margin-top="0in" fo:margin-bottom="0in" loext:contextual-spacing="false" fo:padding="0in" fo:border="none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background-color="#ffffff" style:font-name-asian="Consolas1" style:font-size-asian="9.5pt" style:font-name-complex="Consolas1" style:font-size-complex="9.5pt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officeooo:paragraph-rsid="00108ce8" fo:background-color="#ffffff" style:font-size-asian="9.5pt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officeooo:paragraph-rsid="0012aab2" fo:background-color="#ffffff" style:font-size-asian="9.5pt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fo:color="#008000" style:font-name="Consolas" fo:font-size="9.5pt" fo:background-color="#ffffff" style:font-name-asian="Consolas1" style:font-size-asian="9.5pt" style:font-name-complex="Consolas1" style:font-size-complex="9.5pt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fo:color="#008000" style:font-name="Consolas" fo:font-size="9.5pt" officeooo:rsid="000fd44c" officeooo:paragraph-rsid="000fd44c" fo:background-color="#ffffff" style:font-name-asian="Consolas1" style:font-size-asian="9.5pt" style:font-name-complex="Consolas1" style:font-size-complex="9.5pt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fo:color="#000000" style:font-name="Consolas" fo:font-size="9.5pt" fo:background-color="#ffffff" style:font-size-asian="9.5pt"/>
    </style:style>
    <style:style style:name="P68" style:family="paragraph" style:parent-style-name="Standard">
      <style:paragraph-properties fo:margin-left="0.5in" fo:margin-right="0in" fo:text-indent="-0.5in" style:auto-text-indent="false" fo:padding="0in" fo:border="none"/>
      <style:text-properties fo:color="#000000" fo:font-size="14pt" style:font-size-asian="14pt" style:font-size-complex="14pt"/>
    </style:style>
    <style:style style:name="P69" style:family="paragraph" style:parent-style-name="Standard">
      <style:paragraph-properties fo:margin-left="0.5in" fo:margin-right="0in" fo:text-indent="-0.5in" style:auto-text-indent="false" fo:padding="0in" fo:border="none"/>
      <style:text-properties fo:color="#000000" fo:font-size="14pt" officeooo:paragraph-rsid="000fd44c" style:font-size-asian="14pt" style:font-size-complex="14pt"/>
    </style:style>
    <style:style style:name="P70" style:family="paragraph" style:parent-style-name="Standard">
      <style:paragraph-properties fo:margin-left="0.5in" fo:margin-right="0in" fo:text-indent="-0.5in" style:auto-text-indent="false" fo:padding="0in" fo:border="none"/>
      <style:text-properties fo:color="#000000" fo:font-size="14pt" officeooo:paragraph-rsid="00108ce8" style:font-size-asian="14pt" style:font-size-complex="14pt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ab834" style:font-size-asian="14pt" style:font-size-complex="14pt"/>
    </style:style>
    <style:style style:name="T3" style:family="text">
      <style:text-properties fo:color="#000000" style:font-name="Consolas" fo:font-size="18pt" fo:font-weight="bold" style:font-name-asian="Consolas1" style:font-size-asian="18pt" style:font-weight-asian="bold" style:font-name-complex="Consolas1" style:font-size-complex="18pt"/>
    </style:style>
    <style:style style:name="T4" style:family="text">
      <style:text-properties fo:color="#000000" style:font-name="Consolas" fo:font-size="18pt" fo:font-weight="bold" officeooo:rsid="00108ce8" style:font-name-asian="Consolas1" style:font-size-asian="18pt" style:font-weight-asian="bold" style:font-name-complex="Consolas1" style:font-size-complex="18pt"/>
    </style:style>
    <style:style style:name="T5" style:family="text">
      <style:text-properties fo:color="#000000" style:font-name="Consolas" fo:font-size="18pt" fo:font-weight="bold" officeooo:rsid="0012aab2" style:font-name-asian="Consolas1" style:font-size-asian="18pt" style:font-weight-asian="bold" style:font-name-complex="Consolas1" style:font-size-complex="18pt"/>
    </style:style>
    <style:style style:name="T6" style:family="text"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T7" style:family="text">
      <style:text-properties fo:color="#000000" style:font-name="Consolas" fo:font-size="9.5pt" officeooo:rsid="000c1e50" style:font-name-asian="Consolas1" style:font-size-asian="9.5pt" style:font-name-complex="Consolas1" style:font-size-complex="9.5pt"/>
    </style:style>
    <style:style style:name="T8" style:family="text">
      <style:text-properties fo:color="#000000" style:font-name="Consolas" fo:font-size="9.5pt" fo:background-color="#ffffff" loext:char-shading-value="0" style:font-name-asian="Consolas1" style:font-size-asian="9.5pt" style:font-name-complex="Consolas1" style:font-size-complex="9.5pt"/>
    </style:style>
    <style:style style:name="T9" style:family="text">
      <style:text-properties fo:color="#000000" style:font-name="Consolas" fo:font-size="9.5pt" fo:background-color="#ffffff" loext:char-shading-value="0" style:font-size-asian="9.5pt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000000" style:font-name="Consolas" fo:font-size="16pt" style:font-name-asian="Consolas1" style:font-size-asian="16pt" style:font-name-complex="Consolas1" style:font-size-complex="16pt"/>
    </style:style>
    <style:style style:name="T12" style:family="text">
      <style:text-properties fo:color="#0000ff" style:font-name="Consolas" fo:font-size="9.5pt" style:font-name-asian="Consolas1" style:font-size-asian="9.5pt" style:font-name-complex="Consolas1" style:font-size-complex="9.5pt"/>
    </style:style>
    <style:style style:name="T13" style:family="text">
      <style:text-properties fo:color="#0000ff" style:font-name="Consolas" fo:font-size="9.5pt" fo:background-color="#ffffff" loext:char-shading-value="0" style:font-name-asian="Consolas1" style:font-size-asian="9.5pt" style:font-name-complex="Consolas1" style:font-size-complex="9.5pt"/>
    </style:style>
    <style:style style:name="T14" style:family="text">
      <style:text-properties fo:color="#0000ff" style:font-name="Consolas" fo:font-size="9.5pt" officeooo:rsid="000fd44c" fo:background-color="#ffffff" loext:char-shading-value="0" style:font-name-asian="Consolas1" style:font-size-asian="9.5pt" style:font-name-complex="Consolas1" style:font-size-complex="9.5pt"/>
    </style:style>
    <style:style style:name="T15" style:family="text">
      <style:text-properties fo:color="#0000ff" style:font-name="Consolas" fo:font-size="9.5pt" fo:background-color="#ffffff" loext:char-shading-value="0" style:font-name-asian="Consolas1" style:font-size-asian="9.5pt" style:font-name-complex="Consolas1" style:font-size-complex="9.5pt"/>
    </style:style>
    <style:style style:name="T16" style:family="text">
      <style:text-properties fo:color="#0000ff" style:font-name="Consolas" fo:font-size="9.5pt" fo:background-color="#ffffff" loext:char-shading-value="0" style:font-size-asian="9.5pt"/>
    </style:style>
    <style:style style:name="T17" style:family="text">
      <style:text-properties fo:color="#0000ff" style:font-name="Consolas" fo:font-size="9.5pt" style:font-size-asian="9.5pt" fo:background-color="#ffffff"/>
    </style:style>
    <style:style style:name="T18" style:family="text">
      <style:text-properties fo:color="#0000ff" fo:background-color="#ffffff" loext:char-shading-value="0"/>
    </style:style>
    <style:style style:name="T19" style:family="text">
      <style:text-properties fo:color="#0000ff" fo:background-color="#ffffff"/>
    </style:style>
    <style:style style:name="T20" style:family="text">
      <style:text-properties fo:color="#2b91af" style:font-name="Consolas" fo:font-size="9.5pt" style:font-name-asian="Consolas1" style:font-size-asian="9.5pt" style:font-name-complex="Consolas1" style:font-size-complex="9.5pt"/>
    </style:style>
    <style:style style:name="T21" style:family="text">
      <style:text-properties fo:color="#2b91af" style:font-name="Consolas" fo:font-size="9.5pt" officeooo:rsid="000c1e50" style:font-name-asian="Consolas1" style:font-size-asian="9.5pt" style:font-name-complex="Consolas1" style:font-size-complex="9.5pt"/>
    </style:style>
    <style:style style:name="T22" style:family="text">
      <style:text-properties fo:font-size="20pt" fo:font-weight="bold" style:font-size-asian="20pt" style:font-weight-asian="bold" style:font-size-complex="20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0c1e50" style:font-size-asian="16pt" style:font-size-complex="16pt"/>
    </style:style>
    <style:style style:name="T25" style:family="text">
      <style:text-properties fo:font-size="16pt" officeooo:rsid="000dc113" style:font-size-asian="16pt" style:font-size-complex="16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0c1e50" style:font-size-asian="14pt" style:font-size-complex="14pt"/>
    </style:style>
    <style:style style:name="T28" style:family="text">
      <style:text-properties fo:color="#ff0000" fo:font-size="16pt" style:font-size-asian="16pt" style:font-size-complex="16pt"/>
    </style:style>
    <style:style style:name="T29" style:family="text">
      <style:text-properties fo:color="#ff0000" fo:font-size="16pt" officeooo:rsid="000fd44c" style:font-size-asian="16pt" style:font-size-complex="16pt"/>
    </style:style>
    <style:style style:name="T30" style:family="text">
      <style:text-properties fo:color="#008000" style:font-name="Consolas" fo:font-size="9.5pt" fo:background-color="#ffffff" loext:char-shading-value="0" style:font-size-asian="9.5pt"/>
    </style:style>
    <style:style style:name="T31" style:family="text">
      <style:text-properties fo:color="#008000" style:font-name="Consolas" fo:font-size="9.5pt" style:font-size-asian="9.5pt" fo:background-color="#ffffff"/>
    </style:style>
    <style:style style:name="T32" style:family="text">
      <style:text-properties officeooo:rsid="000b2948"/>
    </style:style>
    <style:style style:name="T33" style:family="text">
      <style:text-properties officeooo:rsid="000b772c"/>
    </style:style>
    <style:style style:name="T34" style:family="text">
      <style:text-properties officeooo:rsid="000c1e5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0dc113"/>
    </style:style>
    <style:style style:name="T37" style:family="text">
      <style:text-properties officeooo:rsid="000e2d2c"/>
    </style:style>
    <style:style style:name="T38" style:family="text">
      <style:text-properties fo:color="#3465a4"/>
    </style:style>
    <style:style style:name="T39" style:family="text">
      <style:text-properties fo:color="#f10d0c"/>
    </style:style>
    <style:style style:name="T40" style:family="text">
      <style:text-properties officeooo:rsid="000fd44c"/>
    </style:style>
    <style:style style:name="T41" style:family="text">
      <style:text-properties officeooo:rsid="00108ce8"/>
    </style:style>
    <style:style style:name="T42" style:family="text">
      <style:text-properties officeooo:rsid="0012420f"/>
    </style:style>
    <style:style style:name="T43" style:family="text">
      <style:text-properties officeooo:rsid="0012aab2"/>
    </style:style>
    <style:style style:name="T44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846in, 0in, 0.154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Team 92</text:p>
      <text:p text:style-name="P13">Image Quantization Project</text:p>
      <text:p text:style-name="P14">Complete Documentation</text:p>
      <text:p text:style-name="P1"/>
      <text:p text:style-name="P1"/>
      <text:p text:style-name="P1"/>
      <text:p text:style-name="P1"/>
      <text:list xml:id="list4217943231" text:style-name="WWNum1">
        <text:list-item>
          <text:p text:style-name="P61"><text:span text:style-name="T1">Wardshan Essam Elsaid <text:s text:c="7"/>- <text:s text:c="3"/></text:span><text:span text:style-name="T2">S</text:span><text:span text:style-name="T1">ection (20)</text:span></text:p>
        </text:list-item>
        <text:list-item>
          <text:p text:style-name="P61"><text:span text:style-name="T1">Youssef Khaled Ahmed <text:s text:c="8"/>- <text:s text:c="3"/></text:span><text:span text:style-name="T2">S</text:span><text:span text:style-name="T1">ection(20)</text:span></text:p>
        </text:list-item>
        <text:list-item>
          <text:p text:style-name="P61"><text:span text:style-name="T1">Yussef Ayman Omar <text:s text:c="13"/></text:span><text:span text:style-name="T2">-</text:span><text:span text:style-name="T1"> <text:s text:c="3"/></text:span><text:span text:style-name="T2">S</text:span><text:span text:style-name="T1">ection(20)</text:span></text:p>
        </text:list-item>
        <text:list-item>
          <text:p text:style-name="P61"><text:span text:style-name="T1">Youssef Wassem Youssef <text:s text:c="4"/>- <text:s text:c="3"/></text:span><text:span text:style-name="T2">S</text:span><text:span text:style-name="T1">ection(20)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1"><text:soft-page-break/>Used Classes:-</text:p>
      <text:p text:style-name="P35">Edge :- Contains source <text:span text:style-name="T32">(RGBPixel)</text:span>, destination <text:span text:style-name="T32">(RGBPixel), </text:span>and weight <text:span text:style-name="T32">(float) </text:span>of <text:s text:c="8"/>an edge.</text:p>
      <text:p text:style-name="P35"/>
      <text:p text:style-name="P37">FastPriorityQueue:- An implementation for the minimum heap.</text:p>
      <text:p text:style-name="P35"/>
      <text:p text:style-name="P38">PQNode:- Contains a vertex (RGBPixel) and its parent (A pointer to an RGBPixel).</text:p>
      <text:p text:style-name="P39"><text:tab/>Used in priority queue.</text:p>
      <text:p text:style-name="P38"/>
      <text:p text:style-name="P36">Graph :- Contains vertex <text:span text:style-name="T33">(number of vertices)</text:span>, List of the edges that in <text:span text:style-name="T33">the </text:span>MST, <text:span text:style-name="T33">the MSTSum (float), and a Neighbours Dictionary to be used in clustering.</text:span></text:p>
      <text:p text:style-name="P36"/>
      <text:p text:style-name="P40">Used Functions:-</text:p>
      <text:p text:style-name="P41"><text:span text:style-name="T3">(1)</text:span><text:span text:style-name="T12"> public</text:span><text:span text:style-name="T6"> </text:span><text:span text:style-name="T12">static</text:span><text:span text:style-name="T6"> </text:span><text:span text:style-name="T20">List</text:span><text:span text:style-name="T6">&lt;</text:span><text:span text:style-name="T20">RGBPixel</text:span><text:span text:style-name="T6">&gt; </text:span><text:span text:style-name="T11">GetDistinctColor</text:span><text:span text:style-name="T6">(</text:span><text:span text:style-name="T20">RGBPixel</text:span><text:span text:style-name="T6"> [,] imageMatrix)</text:span></text:p>
      <text:p text:style-name="P44">Explanation:-</text:p>
      <text:p text:style-name="P34"><text:s text:c="11"/>This function takes <text:span text:style-name="T33">an </text:span>image matrix, calculates <text:span text:style-name="T33">the </text:span>width and height, and initializes a <text:span text:style-name="T33">List </text:span>of class RGBPixel, <text:span text:style-name="T33">and a Boolean 3D array of <text:s/>size 256x256x256, </text:span>and loop<text:span text:style-name="T33">s </text:span>in 2 dimensions to add distinct colors to the <text:span text:style-name="T33">List</text:span>, <text:span text:style-name="T33">by using the boolean array to check if the color was added before or not.</text:span></text:p>
      <text:p text:style-name="P34"/>
      <text:p text:style-name="P45">Code:-</text:p>
      <text:p text:style-name="P43"><text:span text:style-name="T6"><text:s/></text:span><text:span text:style-name="T13">public</text:span><text:span text:style-name="T9"> </text:span><text:span text:style-name="T16">static</text:span><text:span text:style-name="T9"> List&lt;RGBPixel&gt; GetDistinctColor(RGBPixel [,] imageMatrix) {</text:span></text:p>
      <text:p text:style-name="P20"/>
      <text:p text:style-name="Standard"><text:span text:style-name="T9"><text:s text:c="12"/></text:span><text:span text:style-name="T16">int</text:span><text:span text:style-name="T9"> height = GetHeight(imageMatrix);</text:span></text:p>
      <text:p text:style-name="Standard"><text:span text:style-name="T9"><text:s text:c="12"/></text:span><text:span text:style-name="T16">int</text:span><text:span text:style-name="T9"> width = GetWidth(imageMatrix);</text:span></text:p>
      <text:p text:style-name="Standard"><text:span text:style-name="T9"><text:s text:c="12"/></text:span><text:span text:style-name="T30">// List Of Colors To Be Returned</text:span></text:p>
      <text:p text:style-name="Standard"><text:span text:style-name="T9"><text:s text:c="12"/>List&lt;RGBPixel&gt; listOfColors = </text:span><text:span text:style-name="T16">new</text:span><text:span text:style-name="T9"> List&lt;RGBPixel&gt;();</text:span></text:p>
      <text:p text:style-name="P20"/>
      <text:p text:style-name="Standard"><text:span text:style-name="T9"><text:s text:c="12"/></text:span><text:span text:style-name="T30">// A Boolean Array That Contains The Range of RGB Values</text:span></text:p>
      <text:p text:style-name="Standard"><text:span text:style-name="T9"><text:s text:c="12"/></text:span><text:span text:style-name="T30">// To Determine If The Color Has Already Been Visited Or Not</text:span></text:p>
      <text:p text:style-name="Standard"><text:soft-page-break/><text:span text:style-name="T9"><text:s text:c="12"/></text:span><text:span text:style-name="T30">// To Be Able To Add Distinct Colors Only To The List</text:span></text:p>
      <text:p text:style-name="Standard"><text:span text:style-name="T9"><text:s text:c="12"/></text:span><text:span text:style-name="T16">bool</text:span><text:span text:style-name="T9">[,,] checkColorExistence = </text:span><text:span text:style-name="T16">new</text:span><text:span text:style-name="T9"> </text:span><text:span text:style-name="T16">bool</text:span><text:span text:style-name="T9">[256, 256, 256];</text:span></text:p>
      <text:p text:style-name="P20"><text:s text:c="12"/></text:p>
      <text:p text:style-name="Standard"><text:span text:style-name="T9"><text:s text:c="12"/></text:span><text:span text:style-name="T16">for</text:span><text:span text:style-name="T9"> (</text:span><text:span text:style-name="T16">int</text:span><text:span text:style-name="T9"> i = 0; i &lt; height; i++)</text:span></text:p>
      <text:p text:style-name="P20"><text:s text:c="12"/>{</text:p>
      <text:p text:style-name="Standard"><text:span text:style-name="T9"><text:s text:c="16"/></text:span><text:span text:style-name="T16">for</text:span><text:span text:style-name="T9"> (</text:span><text:span text:style-name="T16">int</text:span><text:span text:style-name="T9"> j = 0; j &lt; width; j++)</text:span></text:p>
      <text:p text:style-name="P20"><text:s text:c="16"/>{</text:p>
      <text:p text:style-name="Standard"><text:span text:style-name="T9"><text:s text:c="20"/></text:span><text:span text:style-name="T30">// If The Color Doesn't Exist In The Array, Add It To The Distinct Colors List,</text:span></text:p>
      <text:p text:style-name="Standard"><text:span text:style-name="T9"><text:s text:c="20"/></text:span><text:span text:style-name="T30">// And Mark It As Found (true) In The Boolean Array</text:span></text:p>
      <text:p text:style-name="Standard"><text:span text:style-name="T9"><text:s text:c="20"/></text:span><text:span text:style-name="T16">if</text:span><text:span text:style-name="T9"> (!checkColorExistence[imageMatrix[i, j].red, imageMatrix[i, j].blue, </text:span></text:p>
      <text:p text:style-name="P20"><text:s text:c="24"/>imageMatrix[i, j].green])</text:p>
      <text:p text:style-name="P20"><text:s text:c="20"/>{</text:p>
      <text:p text:style-name="P20"><text:s text:c="24"/>listOfColors.Add(imageMatrix[i, j]);</text:p>
      <text:p text:style-name="P20"><text:s text:c="24"/>checkColorExistence[imageMatrix[i, j].red, imageMatrix[i, j].blue,</text:p>
      <text:p text:style-name="Standard"><text:span text:style-name="T9"><text:s text:c="24"/>imageMatrix[i, j].green] = </text:span><text:span text:style-name="T16">true</text:span><text:span text:style-name="T9">;</text:span></text:p>
      <text:p text:style-name="P20"><text:s text:c="20"/>}</text:p>
      <text:p text:style-name="P20"><text:s text:c="16"/>}</text:p>
      <text:p text:style-name="P20"><text:s text:c="12"/>}</text:p>
      <text:p text:style-name="Standard"><text:span text:style-name="T9"><text:s text:c="12"/></text:span><text:span text:style-name="T16">return</text:span><text:span text:style-name="T9"> listOfColors;</text:span></text:p>
      <text:p text:style-name="P20"/>
      <text:p text:style-name="P67"><text:s text:c="8"/>}</text:p>
      <text:p text:style-name="P15">Analysis of the code:-</text:p>
      <text:p text:style-name="P1">This Function takes O(N^2) --<text:span text:style-name="T34">&gt;</text:span> <text:span text:style-name="T34">(</text:span>HEIGHT*WIDTH<text:span text:style-name="T34">)</text:span> of given image (looping <text:span text:style-name="T34">in N^2</text:span>) , <text:span text:style-name="T34">checking if the color exists in O(1), </text:span>addin<text:span text:style-name="T34">g it to the list in</text:span> O(1), <text:span text:style-name="T34">and marking it as found in the boolean array in O(1), then finally returning the list in O(1)</text:span></text:p>
      <text:p text:style-name="Standard"><text:span text:style-name="T23">Total Time Complexity:- <text:s/>O(N^2) + O(1) + O(</text:span><text:span text:style-name="T24">1</text:span><text:span text:style-name="T23">) </text:span><text:span text:style-name="T24">+ O(1)</text:span><text:span text:style-name="T23"> = </text:span><text:span text:style-name="T28">O(N^2)</text:span><text:span text:style-name="T23">.</text:span></text:p>
      <text:p text:style-name="Standard"><text:span text:style-name="T23">Total Space Complexity:- <text:s/></text:span><text:span text:style-name="T28">D</text:span><text:span text:style-name="T23">, Where D is the number of distinct colors in the image</text:span><text:bookmark text:name="_GoBack"/><text:span text:style-name="T23">.</text:span></text:p>
      <text:p text:style-name="P50"><draw:line text:anchor-type="paragraph" draw:z-index="0" draw:name="Straight Connector 11" draw:style-name="gr1" draw:text-style-name="P71" svg:x1="0.5504in" svg:y1="0.2406in" svg:x2="5.6646in" svg:y2="0.2406in"><text:p/></draw:line><text:soft-page-break/><text:s text:c="169"/></text:p>
      <text:p text:style-name="P8"><text:tab/></text:p>
      <text:p text:style-name="P9"><text:span text:style-name="T3">(2) </text:span><text:span text:style-name="T12">public</text:span><text:span text:style-name="T6"> </text:span><text:span text:style-name="T12">static</text:span><text:span text:style-name="T6"> </text:span><text:span text:style-name="T8">RGBPixel[,]</text:span><text:span text:style-name="T6"> </text:span><text:span text:style-name="T11">createGraph</text:span><text:span text:style-name="T6">(</text:span><text:span text:style-name="T20">RGBPixel</text:span><text:span text:style-name="T6">[,] imageMatrix, </text:span><text:span text:style-name="T21">int </text:span><text:span text:style-name="T7">k</text:span><text:span text:style-name="T6">)</text:span></text:p>
      <text:p text:style-name="P8"><text:s/><text:span text:style-name="T22">Explanation:-</text:span></text:p>
      <text:p text:style-name="P8"><text:span text:style-name="T26">This function takes image matrix </text:span><text:span text:style-name="T27">and the number of clusters (k)</text:span><text:span text:style-name="T26">, </text:span><text:span text:style-name="T27">initializes a </text:span><text:span text:style-name="T26">list of distinct colors (by function </text:span><text:span text:style-name="T6">GetDistinctColor</text:span><text:span text:style-name="T26">), </text:span><text:span text:style-name="T27">initializes a</text:span><text:span text:style-name="T26"> graph from the list of distinct colors, then call</text:span><text:span text:style-name="T27">s</text:span><text:span text:style-name="T26"> function </text:span><text:span text:style-name="T27">MinSpanningTree </text:span><text:span text:style-name="T26">that </text:span><text:span text:style-name="T27">creates the Minimum Spanning Tree for the graph using Prim’s Algorithm</text:span><text:span text:style-name="T26">. </text:span><text:span text:style-name="T27">It then creates a cluster list from the graph’s distinct colors using the Cluster function, <text:s/>the calls the ExtractColors() function to generate the color palette for the graph. And finally, calls the QuantizedImage() function to quantize the image and returns it.</text:span></text:p>
      <text:p text:style-name="P16">Code:-</text:p>
      <text:p text:style-name="P46"><text:span text:style-name="T18">public</text:span><text:span text:style-name="T35"> </text:span><text:span text:style-name="T18">static</text:span><text:span text:style-name="T35"> RGBPixel[,] createGraph(RGBPixel[,] imageMatrix, </text:span><text:span text:style-name="T18">int</text:span><text:span text:style-name="T35"> k) {</text:span></text:p>
      <text:p text:style-name="P20"/>
      <text:p text:style-name="P20"><text:s text:c="12"/>List&lt;RGBPixel&gt; listOfDistinctColors = GetDistinctColor(imageMatrix);</text:p>
      <text:p text:style-name="P20"><text:s text:c="12"/>NumOfDC = listOfDistinctColors.Count;</text:p>
      <text:p text:style-name="Standard"><text:span text:style-name="T9"><text:s text:c="12"/>graph = </text:span><text:span text:style-name="T16">new</text:span><text:span text:style-name="T9"> Graph(NumOfDC);</text:span></text:p>
      <text:p text:style-name="P20"><text:s text:c="12"/></text:p>
      <text:p text:style-name="P20"><text:s text:c="12"/>graph.MinSpanningTree(listOfDistinctColors);</text:p>
      <text:p text:style-name="P20"/>
      <text:p text:style-name="P20"><text:s text:c="12"/>List&lt;HashSet&lt;RGBPixel&gt;&gt; clusters = Graph.Cluster(graph.MST, k);</text:p>
      <text:p text:style-name="P20"><text:s text:c="11"/></text:p>
      <text:p text:style-name="P20"><text:s text:c="12"/>List&lt;RGBPixel&gt; Palette = Graph.ExtractColors(clusters);</text:p>
      <text:p text:style-name="P20"/>
      <text:p text:style-name="P20"><text:s text:c="12"/>imageMatrix = Graph.QuantizedImage(imageMatrix, Palette);</text:p>
      <text:p text:style-name="P20"/>
      <text:p text:style-name="Standard"><text:span text:style-name="T9"><text:s text:c="12"/></text:span><text:span text:style-name="T16">return</text:span><text:span text:style-name="T9"> imageMatrix;</text:span></text:p>
      <text:p text:style-name="P20"/>
      <text:p text:style-name="P62"><text:s text:c="8"/>}</text:p>
      <text:p text:style-name="P8"/>
      <text:p text:style-name="P16"><text:soft-page-break/>Analysis of the code:-</text:p>
      <text:p text:style-name="P1">N^2 to get number of distinct colors + O(1) to initialize an instance from the class <text:span text:style-name="T34">+ </text:span>O(E<text:span text:style-name="T34">V</text:span>logV) for MinSpanningTree Function, <text:span text:style-name="T36">then forms k clusters in O(), then generates a palette in O(V), then quantizes the image in O().</text:span></text:p>
      <text:p text:style-name="Standard"><text:bookmark text:name="_gjdgxs"/><text:span text:style-name="T23">Total:- <text:s/>O(N^2) + O(1) </text:span><text:span text:style-name="T25">+ </text:span><text:span text:style-name="T23">O(E</text:span><text:span text:style-name="T25">V</text:span><text:span text:style-name="T23">logV) </text:span><text:span text:style-name="T25">+ O() + O(V) + O()</text:span><text:span text:style-name="T23"> = </text:span><text:span text:style-name="T28">O()</text:span><text:span text:style-name="T23"> .</text:span></text:p>
      <text:p text:style-name="P42"><draw:line text:anchor-type="paragraph" draw:z-index="1" draw:name="Straight Connector 9" draw:style-name="gr1" draw:text-style-name="P71" svg:x1="0.5504in" svg:y1="0.2406in" svg:x2="5.6646in" svg:y2="0.2406in"><text:p/></draw:line><draw:line text:anchor-type="paragraph" draw:z-index="2" draw:name="Straight Connector 10" draw:style-name="gr1" draw:text-style-name="P71" svg:x1="0.5504in" svg:y1="0.2406in" svg:x2="5.6646in" svg:y2="0.2406in"><text:p/></draw:line><draw:line text:anchor-type="paragraph" draw:z-index="3" draw:name="Straight Connector 13" draw:style-name="gr1" draw:text-style-name="P71" svg:x1="0.5504in" svg:y1="0.2406in" svg:x2="5.6646in" svg:y2="0.2406in"><text:p/></draw:line><text:s text:c="323"/></text:p>
      <text:p text:style-name="P42"/>
      <text:p text:style-name="P8"><text:span text:style-name="T3">(6)</text:span><text:span text:style-name="T6"> </text:span><text:span text:style-name="T12">public</text:span><text:span text:style-name="T6"> </text:span><text:span text:style-name="T12">void</text:span><text:span text:style-name="T6"> </text:span><text:span text:style-name="T11">MinSpanningTree</text:span><text:span text:style-name="T6">()</text:span></text:p>
      <text:p text:style-name="P21">Explanation:-</text:p>
      <text:p text:style-name="P2">This function <text:span text:style-name="T37">constructs the</text:span> Minimum Spanning Tree <text:span text:style-name="T37">using Prim’s </text:span>Algorithm.</text:p>
      <text:p text:style-name="P16">Code:-</text:p>
      <text:p text:style-name="P65">// The Function That Calculates The Minimum Spanning Tree For The Graph</text:p>
      <text:p text:style-name="Standard"><text:span text:style-name="T9"><text:s text:c="8"/></text:span><text:span text:style-name="T30">// Its Only Parameter Is The List Of Distinct Colors</text:span></text:p>
      <text:p text:style-name="Standard"><text:span text:style-name="T9"><text:s text:c="8"/></text:span><text:span text:style-name="T16">public</text:span><text:span text:style-name="T9"> </text:span><text:span text:style-name="T16">void</text:span><text:span text:style-name="T9"> MinSpanningTree(List&lt;RGBPixel&gt; LoD)</text:span></text:p>
      <text:p text:style-name="P20"><text:s text:c="8"/>{</text:p>
      <text:p text:style-name="Standard"><text:span text:style-name="T9"><text:s text:c="12"/></text:span><text:span text:style-name="T30">// Using A Priority Queue So That The Edges Are</text:span></text:p>
      <text:p text:style-name="Standard"><text:span text:style-name="T9"><text:s text:c="12"/></text:span><text:span text:style-name="T30">// Sorted According To Their Weights In Ascending Order</text:span></text:p>
      <text:p text:style-name="Standard"><text:span text:style-name="T9"><text:s text:c="12"/></text:span><text:span text:style-name="T30">// The Priority Queue Contains The Number Of Vertices (LoD.Count)</text:span></text:p>
      <text:p text:style-name="Standard"><text:span text:style-name="T9"><text:s text:c="12"/>FastPriorityQueue&lt;PQNode&gt; PQ = </text:span><text:span text:style-name="T16">new</text:span><text:span text:style-name="T9"> FastPriorityQueue&lt;PQNode&gt;(LoD.Count);</text:span></text:p>
      <text:p text:style-name="P20"/>
      <text:p text:style-name="Standard"><text:span text:style-name="T9"><text:s text:c="12"/></text:span><text:span text:style-name="T30">// An Array That Contains Each Node (color)</text:span></text:p>
      <text:p text:style-name="Standard"><text:span text:style-name="T9"><text:s text:c="12"/></text:span><text:span text:style-name="T30">// And A Pointer To That Node's Parent</text:span></text:p>
      <text:p text:style-name="Standard"><text:span text:style-name="T9"><text:s text:c="12"/>PQNode[] PQNode = </text:span><text:span text:style-name="T16">new</text:span><text:span text:style-name="T9"> PQNode[LoD.Count];</text:span></text:p>
      <text:p text:style-name="P20"/>
      <text:p text:style-name="Standard"><text:span text:style-name="T9"><text:s text:c="12"/></text:span><text:span text:style-name="T30">// Initialising The First Node In The Array</text:span></text:p>
      <text:p text:style-name="Standard"><text:span text:style-name="T9"><text:s text:c="12"/></text:span><text:span text:style-name="T30">// Its Parent Is Null</text:span></text:p>
      <text:p text:style-name="Standard"><text:span text:style-name="T9"><text:s text:c="12"/>PQNode[0] = </text:span><text:span text:style-name="T16">new</text:span><text:span text:style-name="T9"> PQNode(LoD[0], </text:span><text:span text:style-name="T16">null</text:span><text:span text:style-name="T9">);</text:span></text:p>
      <text:p text:style-name="Standard"><text:span text:style-name="T9"><text:s text:c="12"/></text:span><text:span text:style-name="T30">// Inserting That First Node Into The Priority Queue</text:span></text:p>
      <text:p text:style-name="Standard"><text:soft-page-break/><text:span text:style-name="T9"><text:s text:c="12"/></text:span><text:span text:style-name="T30">// With A Value of 0</text:span></text:p>
      <text:p text:style-name="P20"><text:s text:c="12"/>PQ.Enqueue(PQNode[0], 0);</text:p>
      <text:p text:style-name="P20"/>
      <text:p text:style-name="Standard"><text:span text:style-name="T9"><text:s text:c="12"/></text:span><text:span text:style-name="T16">float</text:span><text:span text:style-name="T9"> weight;</text:span></text:p>
      <text:p text:style-name="P20"/>
      <text:p text:style-name="Standard"><text:span text:style-name="T9"><text:s text:c="12"/></text:span><text:span text:style-name="T30">// For Each Vertex (Minus The Already Added One), </text:span></text:p>
      <text:p text:style-name="Standard"><text:span text:style-name="T9"><text:s text:c="12"/></text:span><text:span text:style-name="T30">// Insert That Vertex Into The Array</text:span></text:p>
      <text:p text:style-name="Standard"><text:span text:style-name="T9"><text:s text:c="12"/></text:span><text:span text:style-name="T30">// With Parent = null, Then Insert It Into The PQ</text:span></text:p>
      <text:p text:style-name="Standard"><text:span text:style-name="T9"><text:s text:c="12"/></text:span><text:span text:style-name="T30">// With Values = Infinity</text:span></text:p>
      <text:p text:style-name="Standard"><text:span text:style-name="T9"><text:s text:c="12"/></text:span><text:span text:style-name="T16">for</text:span><text:span text:style-name="T9"> (</text:span><text:span text:style-name="T16">int</text:span><text:span text:style-name="T9"> i = 1; i &lt; LoD.Count; i++)</text:span></text:p>
      <text:p text:style-name="P20"><text:s text:c="12"/>{</text:p>
      <text:p text:style-name="Standard"><text:span text:style-name="T9"><text:s text:c="16"/>PQNode[i] = </text:span><text:span text:style-name="T16">new</text:span><text:span text:style-name="T9"> PQNode(LoD[i], </text:span><text:span text:style-name="T16">null</text:span><text:span text:style-name="T9">);</text:span></text:p>
      <text:p text:style-name="Standard"><text:span text:style-name="T9"><text:s text:c="16"/>PQ.Enqueue(PQNode[i], </text:span><text:span text:style-name="T16">int</text:span><text:span text:style-name="T9">.MaxValue);</text:span></text:p>
      <text:p text:style-name="P20"><text:s text:c="12"/>}</text:p>
      <text:p text:style-name="P20"/>
      <text:p text:style-name="Standard"><text:span text:style-name="T9"><text:s text:c="12"/></text:span><text:span text:style-name="T30">// Looping Until The Priority Queue Is Empty</text:span></text:p>
      <text:p text:style-name="Standard"><text:span text:style-name="T9"><text:s text:c="12"/></text:span><text:span text:style-name="T16">while</text:span><text:span text:style-name="T9"> (PQ.Count != 0)</text:span></text:p>
      <text:p text:style-name="P20"><text:s text:c="12"/>{</text:p>
      <text:p text:style-name="Standard"><text:span text:style-name="T9"><text:s text:c="16"/></text:span><text:span text:style-name="T30">// Dequeuing The First (Minimum) Element</text:span></text:p>
      <text:p text:style-name="Standard"><text:span text:style-name="T9"><text:s text:c="16"/></text:span><text:span text:style-name="T30">// From The PQ</text:span></text:p>
      <text:p text:style-name="P20"><text:s text:c="16"/>PQNode Minimum = PQ.Dequeue();</text:p>
      <text:p text:style-name="P20"/>
      <text:p text:style-name="Standard"><text:span text:style-name="T9"><text:s text:c="16"/></text:span><text:span text:style-name="T30">// Checking If The Minimum Element Is The Root Node Or Not</text:span></text:p>
      <text:p text:style-name="Standard"><text:span text:style-name="T9"><text:s text:c="16"/></text:span><text:span text:style-name="T30">// (Only The Root Node Has A Null Parent In The First Iteration)</text:span></text:p>
      <text:p text:style-name="Standard"><text:span text:style-name="T9"><text:s text:c="16"/></text:span><text:span text:style-name="T16">if</text:span><text:span text:style-name="T9"> (Minimum.Parent != </text:span><text:span text:style-name="T16">null</text:span><text:span text:style-name="T9">)</text:span></text:p>
      <text:p text:style-name="P20"><text:s text:c="16"/>{</text:p>
      <text:p text:style-name="Standard"><text:span text:style-name="T9"><text:s text:c="20"/>Edge edge = </text:span><text:span text:style-name="T16">new</text:span><text:span text:style-name="T9"> Edge(</text:span></text:p>
      <text:p text:style-name="P20"><text:s text:c="32"/>Minimum.currentVertex,</text:p>
      <text:p text:style-name="P20"><text:s text:c="32"/>(RGBPixel)Minimum.Parent,</text:p>
      <text:p text:style-name="P20"><text:s text:c="32"/>(Minimum.currentWeight)</text:p>
      <text:p text:style-name="P20"><text:s text:c="33"/>);</text:p>
      <text:p text:style-name="P20"/>
      <text:p text:style-name="Standard"><text:soft-page-break/><text:span text:style-name="T9"><text:s text:c="20"/>MST.Add(edge); <text:s text:c="4"/></text:span><text:span text:style-name="T30">// Add the minimum weight to the MST.</text:span></text:p>
      <text:p text:style-name="Standard"><text:span text:style-name="T9"><text:s text:c="20"/>MSTSum += edge.weight; </text:span><text:span text:style-name="T30">// Add The Edge's Weight To The MST Sum</text:span></text:p>
      <text:p text:style-name="P20"><text:s text:c="16"/>}</text:p>
      <text:p text:style-name="P20"/>
      <text:p text:style-name="Standard"><text:span text:style-name="T9"><text:s text:c="16"/></text:span><text:span text:style-name="T30">// We Have To Modify The Values Of The PQ</text:span></text:p>
      <text:p text:style-name="Standard"><text:span text:style-name="T9"><text:s text:c="16"/></text:span><text:span text:style-name="T30">// Each Time</text:span></text:p>
      <text:p text:style-name="Standard"><text:span text:style-name="T9"><text:s text:c="16"/></text:span><text:span text:style-name="T16">foreach</text:span><text:span text:style-name="T9"> (var node </text:span><text:span text:style-name="T16">in</text:span><text:span text:style-name="T9"> PQ)</text:span></text:p>
      <text:p text:style-name="P20"><text:s text:c="16"/>{</text:p>
      <text:p text:style-name="Standard"><text:span text:style-name="T9"><text:s text:c="20"/></text:span><text:span text:style-name="T30">// Calculating The Weight Difference Between The Current Node</text:span></text:p>
      <text:p text:style-name="Standard"><text:span text:style-name="T9"><text:s text:c="20"/></text:span><text:span text:style-name="T30">// And The Minimum Node</text:span></text:p>
      <text:p text:style-name="P20"><text:s text:c="20"/>weight = WeightDifference(node, Minimum);</text:p>
      <text:p text:style-name="P20"/>
      <text:p text:style-name="Standard"><text:span text:style-name="T9"><text:s text:c="20"/></text:span><text:span text:style-name="T30">// If That Weight Difference Is Less Than The Node's Current Weight</text:span></text:p>
      <text:p text:style-name="Standard"><text:span text:style-name="T9"><text:s text:c="20"/></text:span><text:span text:style-name="T30">// Then The Minimum Node Becomes The Parent Of That Node</text:span></text:p>
      <text:p text:style-name="Standard"><text:span text:style-name="T9"><text:s text:c="20"/></text:span><text:span text:style-name="T30">// And We Adjust That Node's Weight To The Weight Difference</text:span></text:p>
      <text:p text:style-name="Standard"><text:span text:style-name="T9"><text:s text:c="20"/></text:span><text:span text:style-name="T30">// By Updating The PQ</text:span></text:p>
      <text:p text:style-name="Standard"><text:span text:style-name="T9"><text:s text:c="20"/></text:span><text:span text:style-name="T16">if</text:span><text:span text:style-name="T9"> (weight &lt; node.currentWeight)</text:span></text:p>
      <text:p text:style-name="P20"><text:s text:c="20"/>{</text:p>
      <text:p text:style-name="P20"><text:s text:c="24"/>node.Parent = Minimum.currentVertex;</text:p>
      <text:p text:style-name="P20"><text:s text:c="24"/>PQ.UpdatePriority(node, weight);</text:p>
      <text:p text:style-name="P20"><text:s text:c="20"/>}</text:p>
      <text:p text:style-name="P20"><text:s text:c="16"/>}</text:p>
      <text:p text:style-name="P20"><text:s text:c="12"/>}</text:p>
      <text:p text:style-name="P20"/>
      <text:p text:style-name="P62"><text:s text:c="8"/>}</text:p>
      <text:p text:style-name="P16">Analysis of the code:-</text:p>
      <text:p text:style-name="P3">Initializes a priority queue and priority queue node.</text:p>
      <text:p text:style-name="P3">Enqueues the first (minimum) element in O(1) , then loops to enqueue O(1) the rest of the vertices (v – 1) in <text:span text:style-name="T39">V iterations O(V), so in total O(V).</text:span></text:p>
      <text:p text:style-name="P29">Loops through the priority queue in Iterations: O(V),</text:p>
      <text:p text:style-name="P3"><text:soft-page-break/><text:span text:style-name="T39">Body:</text:span> <text:span text:style-name="T38">dequeues in O(1), checks an if conditions in O(1), and if true, then adds the edge to the MST in O(1).</text:span></text:p>
      <text:p text:style-name="P28">Then loops through the queue’s nodes in Iterations: O(E),</text:p>
      <text:p text:style-name="P28"><text:s text:c="72"/>Body: Gets weight difference in O(1), if <text:s text:c="8"/>condition in O(1), assignment in O(1) and updating the priority queue in O(logV)</text:p>
      <text:p text:style-name="P28">Total = O(ElogV)</text:p>
      <text:p text:style-name="P28"/>
      <text:p text:style-name="P30">Total of outer loop: <text:s/>O(EVlogV)</text:p>
      <text:p text:style-name="P27">Total:- <text:s/>O(<text:span text:style-name="T40">V</text:span>) + O(E<text:span text:style-name="T40">V</text:span>logV) </text:p>
      <text:p text:style-name="P8"><text:span text:style-name="T23"><text:s/>so Total Complexity =</text:span><text:span text:style-name="T28">O(E</text:span><text:span text:style-name="T29">V</text:span><text:span text:style-name="T28">logV)</text:span><text:span text:style-name="T23"> .</text:span></text:p>
      <text:p text:style-name="P42"><draw:line text:anchor-type="paragraph" draw:z-index="4" draw:name="Straight Connector 12" draw:style-name="gr1" draw:text-style-name="P71" svg:x1="0.5504in" svg:y1="0.2406in" svg:x2="5.6646in" svg:y2="0.2406in"><text:p/></draw:line><text:s text:c="169"/></text:p>
      <text:p text:style-name="P69"/>
      <text:p text:style-name="P10"><text:span text:style-name="T3">(</text:span><text:span text:style-name="T4">7</text:span><text:span text:style-name="T3">)</text:span><text:span text:style-name="T6"> </text:span><text:span text:style-name="T14">private</text:span><text:span text:style-name="T9"> </text:span><text:span text:style-name="T16">static</text:span><text:span text:style-name="T9"> </text:span><text:span text:style-name="T16">float</text:span><text:span text:style-name="T9"> WeightDifference(PQNode N1, PQNode N2)</text:span></text:p>
      <text:p text:style-name="P22">Explanation:-</text:p>
      <text:p text:style-name="P5">Calculates the weight difference between two nodes.</text:p>
      <text:p text:style-name="P17">Code:-</text:p>
      <text:p text:style-name="P47"><text:span text:style-name="T18">private</text:span><text:span text:style-name="T35"> </text:span><text:span text:style-name="T18">static</text:span><text:span text:style-name="T35"> </text:span><text:span text:style-name="T18">float</text:span><text:span text:style-name="T35"> WeightDifference(PQNode N1, PQNode N2)</text:span></text:p>
      <text:p text:style-name="P20"><text:s text:c="8"/>{</text:p>
      <text:p text:style-name="Standard"><text:span text:style-name="T9"><text:s text:c="12"/></text:span><text:span text:style-name="T16">byte</text:span><text:span text:style-name="T9"> red1, green1, blue1;</text:span></text:p>
      <text:p text:style-name="Standard"><text:span text:style-name="T9"><text:s text:c="12"/></text:span><text:span text:style-name="T16">byte</text:span><text:span text:style-name="T9"> red2, green2, blue2;</text:span></text:p>
      <text:p text:style-name="P20"/>
      <text:p text:style-name="Standard"><text:span text:style-name="T9"><text:s text:c="12"/></text:span><text:span text:style-name="T30">// Assigning The RGB Values Of Each Color</text:span></text:p>
      <text:p text:style-name="P20"><text:s text:c="12"/>red1 = N1.currentVertex.red;</text:p>
      <text:p text:style-name="P20"><text:s text:c="12"/>red2 = N2.currentVertex.red;</text:p>
      <text:p text:style-name="P20"><text:s text:c="12"/>green1 = N1.currentVertex.green;</text:p>
      <text:p text:style-name="P20"><text:s text:c="12"/>green2 = N2.currentVertex.green;</text:p>
      <text:p text:style-name="P20"><text:s text:c="12"/>blue1 = N1.currentVertex.blue;</text:p>
      <text:p text:style-name="P20"><text:soft-page-break/><text:s text:c="12"/>blue2 = N2.currentVertex.blue;</text:p>
      <text:p text:style-name="P20"/>
      <text:p text:style-name="Standard"><text:span text:style-name="T9"><text:s text:c="12"/></text:span><text:span text:style-name="T30">// Calculating The Difference Between Them</text:span></text:p>
      <text:p text:style-name="P48"><text:span text:style-name="T9"><text:s text:c="12"/></text:span><text:span text:style-name="T16">return</text:span><text:span text:style-name="T9"> (</text:span><text:span text:style-name="T16">float</text:span><text:span text:style-name="T9">)Math.Sqrt((red2 - red1) * (red2 - red1) + (green2 - green1) * (green2 - green1) + (blue2 - blue1) * (blue2 – blue1));</text:span></text:p>
      <text:p text:style-name="P66">}</text:p>
      <text:p text:style-name="P17">Analysis of the code:-</text:p>
      <text:p text:style-name="P4">Initializes <text:span text:style-name="T40">6 bytes, each 3 of them represent the RGB for each color in the parameters (the PQ Nodes)</text:span>.</text:p>
      <text:p text:style-name="P5"><text:s/>Assigns the RGB values to the 6 initialized bytes in O(1).</text:p>
      <text:p text:style-name="P5">Calculates the weight difference using <text:span text:style-name="T41">the Euclidean Distance <text:s/>Equation </text:span><draw:frame draw:style-name="fr1" draw:name="image7.png" text:anchor-type="as-char" svg:width="2.9161in" svg:height="0.4846in" draw:z-index="5"><draw:image xlink:href="Pictures/10000000000001550000002EB2D56B0ABA8A6D29.png" xlink:type="simple" xlink:show="embed" xlink:actuate="onLoad" loext:mime-type="image/png"/></draw:frame><text:s/></text:p>
      <text:p text:style-name="P5"/>
      <text:p text:style-name="P6">and returns the result in all in O(1).</text:p>
      <text:p text:style-name="P6"/>
      <text:p text:style-name="P31">Total Complexity = O(1).</text:p>
      <text:p text:style-name="P31"/>
      <text:p text:style-name="P31"/>
      <text:p text:style-name="P70"/>
      <text:p text:style-name="P11"><text:span text:style-name="T3">(</text:span><text:span text:style-name="T4">8</text:span><text:span text:style-name="T3">)</text:span><text:span text:style-name="T6"> </text:span><text:span text:style-name="T15">private</text:span><text:span text:style-name="T10"> </text:span><text:span text:style-name="T17">static</text:span><text:span text:style-name="T10"> </text:span><text:span text:style-name="T17">void</text:span><text:span text:style-name="T10"> DFS(RGBPixel currentColor, </text:span><text:span text:style-name="T17">ref</text:span><text:span text:style-name="T10"> HashSet&lt;RGBPixel&gt; visited, </text:span><text:span text:style-name="T17">ref</text:span><text:span text:style-name="T10"> List&lt;RGBPixel&gt;cluster)</text:span></text:p>
      <text:p text:style-name="P23">Explanation:-</text:p>
      <text:p text:style-name="P6">Performs Depth First Search</text:p>
      <text:p text:style-name="P18">Code:-</text:p>
      <text:p text:style-name="P63"><text:span text:style-name="T19">private</text:span><text:span text:style-name="T44"> </text:span><text:span text:style-name="T19">static</text:span><text:span text:style-name="T44"> </text:span><text:span text:style-name="T19">void</text:span><text:span text:style-name="T44"> DFS(RGBPixel currentColor, </text:span><text:span text:style-name="T19">ref</text:span><text:span text:style-name="T44"> HashSet&lt;RGBPixel&gt; visited, </text:span><text:span text:style-name="T19">ref</text:span><text:span text:style-name="T44"> List&lt;RGBPixel&gt;cluster)</text:span></text:p>
      <text:p text:style-name="Standard"><text:span text:style-name="T10"><text:s text:c="8"/>{</text:span></text:p>
      <text:p text:style-name="Standard"><text:soft-page-break/><text:span text:style-name="T10"><text:s text:c="12"/>visited.Add(currentColor);</text:span></text:p>
      <text:p text:style-name="Standard"><text:span text:style-name="T10"><text:s text:c="12"/>cluster.Add(currentColor);</text:span></text:p>
      <text:p text:style-name="Standard"><text:span text:style-name="T10"><text:s text:c="12"/></text:span><text:span text:style-name="T17">foreach</text:span><text:span text:style-name="T10"> (var neighbour </text:span><text:span text:style-name="T17">in</text:span><text:span text:style-name="T10"> neighbours[currentColor])</text:span></text:p>
      <text:p text:style-name="Standard"><text:span text:style-name="T10"><text:s text:c="12"/>{</text:span></text:p>
      <text:p text:style-name="Standard"><text:span text:style-name="T10"><text:s text:c="16"/></text:span><text:span text:style-name="T17">if</text:span><text:span text:style-name="T10"> (!visited.Contains(neighbour))</text:span></text:p>
      <text:p text:style-name="Standard"><text:span text:style-name="T10"><text:s text:c="20"/>DFS(neighbour, </text:span><text:span text:style-name="T17">ref</text:span><text:span text:style-name="T10"> visited, </text:span><text:span text:style-name="T17">ref</text:span><text:span text:style-name="T10"> cluster);</text:span></text:p>
      <text:p text:style-name="Standard"><text:span text:style-name="T10"><text:s text:c="12"/>}</text:span></text:p>
      <text:p text:style-name="P63"><text:span text:style-name="T44"><text:s text:c="8"/>}</text:span></text:p>
      <text:p text:style-name="P18">Analysis of the code:-</text:p>
      <text:p text:style-name="P58">Total Time Complexity = O(V+E)</text:p>
      <text:p text:style-name="P31"/>
      <text:p text:style-name="P31"/>
      <text:p text:style-name="P31"/>
      <text:p text:style-name="P31"/>
      <text:p text:style-name="P31"/>
      <text:p text:style-name="P11"><text:span text:style-name="T3">(</text:span><text:span text:style-name="T4">9</text:span><text:span text:style-name="T3">)</text:span><text:span text:style-name="T6"> </text:span><text:span text:style-name="T15">public</text:span><text:span text:style-name="T10"> </text:span><text:span text:style-name="T17">static</text:span><text:span text:style-name="T10"> List&lt;List&lt;RGBPixel&gt;&gt; Cluster(List&lt;Edge&gt; MST, </text:span><text:span text:style-name="T17">int</text:span><text:span text:style-name="T10"> k)</text:span></text:p>
      <text:p text:style-name="P23">Explanation:-</text:p>
      <text:p text:style-name="P6">Forms K clusters from The Minimum Spanning Tree.</text:p>
      <text:p text:style-name="P18">Code:-</text:p>
      <text:p text:style-name="P63"><text:span text:style-name="T19">public</text:span><text:span text:style-name="T44"> </text:span><text:span text:style-name="T19">static</text:span><text:span text:style-name="T44"> List&lt;List&lt;RGBPixel&gt;&gt; Cluster(List&lt;Edge&gt; MST, </text:span><text:span text:style-name="T19">int</text:span><text:span text:style-name="T44"> k)</text:span></text:p>
      <text:p text:style-name="Standard"><text:span text:style-name="T10"><text:s text:c="8"/>{</text:span></text:p>
      <text:p text:style-name="Standard"><text:span text:style-name="T10"><text:s text:c="12"/>List&lt;List&lt;RGBPixel&gt;&gt; clusters = </text:span><text:span text:style-name="T17">new</text:span><text:span text:style-name="T10"> List&lt;List&lt;RGBPixel&gt;&gt;();</text:span></text:p>
      <text:p text:style-name="Standard"><text:span text:style-name="T10"><text:s text:c="12"/>HashSet&lt;RGBPixel&gt; visited = </text:span><text:span text:style-name="T17">new</text:span><text:span text:style-name="T10"> HashSet&lt;RGBPixel&gt;();</text:span></text:p>
      <text:p text:style-name="Standard"><text:span text:style-name="T10"><text:s text:c="12"/></text:span><text:span text:style-name="T17">float</text:span><text:span text:style-name="T10"> MaxWeight;</text:span></text:p>
      <text:p text:style-name="Standard"><text:span text:style-name="T10"><text:s text:c="12"/></text:span><text:span text:style-name="T17">int</text:span><text:span text:style-name="T10"> MaxIndex;</text:span></text:p>
      <text:p text:style-name="Standard"><text:span text:style-name="T10"><text:s text:c="12"/></text:span></text:p>
      <text:p text:style-name="Standard"><text:span text:style-name="T10"><text:s text:c="12"/></text:span><text:span text:style-name="T17">for</text:span><text:span text:style-name="T10"> (</text:span><text:span text:style-name="T17">int</text:span><text:span text:style-name="T10"> j = 0; j &lt; k - 1; j++)</text:span></text:p>
      <text:p text:style-name="Standard"><text:span text:style-name="T10"><text:s text:c="12"/>{</text:span></text:p>
      <text:p text:style-name="Standard"><text:soft-page-break/><text:span text:style-name="T10"><text:s text:c="16"/>MaxWeight = 0;</text:span></text:p>
      <text:p text:style-name="Standard"><text:span text:style-name="T10"><text:s text:c="16"/>MaxIndex = 0;</text:span></text:p>
      <text:p text:style-name="P54"/>
      <text:p text:style-name="Standard"><text:span text:style-name="T10"><text:s text:c="16"/></text:span><text:span text:style-name="T17">for</text:span><text:span text:style-name="T10"> (</text:span><text:span text:style-name="T17">int</text:span><text:span text:style-name="T10"> i = 0; i &lt; MST.Count; i++)</text:span></text:p>
      <text:p text:style-name="Standard"><text:span text:style-name="T10"><text:s text:c="16"/>{</text:span></text:p>
      <text:p text:style-name="Standard"><text:span text:style-name="T10"><text:s text:c="20"/></text:span><text:span text:style-name="T17">if</text:span><text:span text:style-name="T10"> (MST[i].weight &gt; MaxWeight)</text:span></text:p>
      <text:p text:style-name="Standard"><text:span text:style-name="T10"><text:s text:c="20"/>{</text:span></text:p>
      <text:p text:style-name="Standard"><text:span text:style-name="T10"><text:s text:c="24"/>MaxWeight = MST[i].weight;</text:span></text:p>
      <text:p text:style-name="Standard"><text:span text:style-name="T10"><text:s text:c="24"/>MaxIndex = i;</text:span></text:p>
      <text:p text:style-name="Standard"><text:span text:style-name="T10"><text:s text:c="20"/>}</text:span></text:p>
      <text:p text:style-name="Standard"><text:span text:style-name="T10"><text:s text:c="16"/>}</text:span></text:p>
      <text:p text:style-name="P54"/>
      <text:p text:style-name="Standard"><text:span text:style-name="T10"><text:s text:c="16"/>Edge e= </text:span><text:span text:style-name="T17">new</text:span><text:span text:style-name="T10"> Edge(MST[MaxIndex].src, MST[MaxIndex].dest,0);</text:span></text:p>
      <text:p text:style-name="Standard"><text:span text:style-name="T10"><text:s text:c="16"/>MST[MaxIndex] = e;</text:span></text:p>
      <text:p text:style-name="Standard"><text:span text:style-name="T10"><text:s text:c="12"/>}</text:span></text:p>
      <text:p text:style-name="P54"/>
      <text:p text:style-name="Standard"><text:span text:style-name="T10"><text:s text:c="12"/></text:span></text:p>
      <text:p text:style-name="P54"/>
      <text:p text:style-name="Standard"><text:span text:style-name="T10"><text:s text:c="12"/></text:span><text:span text:style-name="T17">foreach</text:span><text:span text:style-name="T10"> (var edge </text:span><text:span text:style-name="T17">in</text:span><text:span text:style-name="T10"> MST)</text:span></text:p>
      <text:p text:style-name="Standard"><text:span text:style-name="T10"><text:s text:c="12"/>{</text:span></text:p>
      <text:p text:style-name="Standard"><text:span text:style-name="T10"><text:s text:c="16"/></text:span><text:span text:style-name="T17">if</text:span><text:span text:style-name="T10"> (edge.weight != 0)</text:span></text:p>
      <text:p text:style-name="Standard"><text:span text:style-name="T10"><text:s text:c="16"/>{</text:span></text:p>
      <text:p text:style-name="Standard"><text:span text:style-name="T10"><text:s text:c="20"/></text:span><text:span text:style-name="T17">if</text:span><text:span text:style-name="T10"> (neighbours.ContainsKey(edge.src))</text:span></text:p>
      <text:p text:style-name="Standard"><text:span text:style-name="T10"><text:s text:c="20"/>{</text:span></text:p>
      <text:p text:style-name="Standard"><text:span text:style-name="T10"><text:s text:c="24"/>neighbours[edge.src].Add(edge.dest);</text:span></text:p>
      <text:p text:style-name="Standard"><text:span text:style-name="T10"><text:s text:c="24"/></text:span><text:span text:style-name="T17">if</text:span><text:span text:style-name="T10"> (!neighbours.ContainsKey(edge.dest)) {</text:span></text:p>
      <text:p text:style-name="Standard"><text:span text:style-name="T10"><text:s text:c="28"/>neighbours.Add(edge.dest,</text:span><text:span text:style-name="T17">new</text:span><text:span text:style-name="T10"> List&lt;RGBPixel&gt; {edge.src});</text:span></text:p>
      <text:p text:style-name="Standard"><text:span text:style-name="T10"><text:s text:c="24"/>}</text:span></text:p>
      <text:p text:style-name="Standard"><text:span text:style-name="T10"><text:s text:c="20"/>}</text:span></text:p>
      <text:p text:style-name="Standard"><text:span text:style-name="T10"><text:s text:c="20"/></text:span><text:span text:style-name="T17">else</text:span><text:span text:style-name="T10"> </text:span><text:span text:style-name="T17">if</text:span><text:span text:style-name="T10">(neighbours.ContainsKey(edge.dest))</text:span></text:p>
      <text:p text:style-name="Standard"><text:span text:style-name="T10"><text:s text:c="20"/>{</text:span></text:p>
      <text:p text:style-name="Standard"><text:span text:style-name="T10"><text:s text:c="24"/>neighbours[edge.dest].Add(edge.src);</text:span></text:p>
      <text:p text:style-name="Standard"><text:soft-page-break/><text:span text:style-name="T10"><text:s text:c="24"/></text:span><text:span text:style-name="T17">if</text:span><text:span text:style-name="T10"> (!neighbours.ContainsKey(edge.src))</text:span></text:p>
      <text:p text:style-name="Standard"><text:span text:style-name="T10"><text:s text:c="24"/>{</text:span></text:p>
      <text:p text:style-name="Standard"><text:span text:style-name="T10"><text:s text:c="28"/>neighbours.Add(edge.src, </text:span><text:span text:style-name="T17">new</text:span><text:span text:style-name="T10"> List&lt;RGBPixel&gt; { edge.dest});</text:span></text:p>
      <text:p text:style-name="Standard"><text:span text:style-name="T10"><text:s text:c="24"/>}</text:span></text:p>
      <text:p text:style-name="Standard"><text:span text:style-name="T10"><text:s text:c="20"/>}</text:span></text:p>
      <text:p text:style-name="Standard"><text:span text:style-name="T10"><text:s text:c="19"/></text:span></text:p>
      <text:p text:style-name="Standard"><text:span text:style-name="T10"><text:s text:c="20"/></text:span><text:span text:style-name="T17">else</text:span></text:p>
      <text:p text:style-name="Standard"><text:span text:style-name="T10"><text:s text:c="20"/>{</text:span></text:p>
      <text:p text:style-name="Standard"><text:span text:style-name="T10"><text:s text:c="22"/></text:span></text:p>
      <text:p text:style-name="Standard"><text:span text:style-name="T10"><text:s text:c="24"/>neighbours.Add(edge.src,</text:span><text:span text:style-name="T17">new</text:span><text:span text:style-name="T10"> List&lt;RGBPixel&gt; {edge.dest});</text:span></text:p>
      <text:p text:style-name="Standard"><text:span text:style-name="T10"><text:s text:c="24"/>neighbours.Add(edge.dest, </text:span><text:span text:style-name="T17">new</text:span><text:span text:style-name="T10"> List&lt;RGBPixel&gt; { edge.src });</text:span></text:p>
      <text:p text:style-name="Standard"><text:span text:style-name="T10"><text:s text:c="20"/>}</text:span></text:p>
      <text:p text:style-name="Standard"><text:span text:style-name="T10"><text:s text:c="16"/>}</text:span></text:p>
      <text:p text:style-name="Standard"><text:span text:style-name="T10"><text:s text:c="16"/></text:span><text:span text:style-name="T17">else</text:span></text:p>
      <text:p text:style-name="Standard"><text:span text:style-name="T10"><text:s text:c="16"/>{</text:span></text:p>
      <text:p text:style-name="Standard"><text:span text:style-name="T10"><text:s text:c="20"/></text:span><text:span text:style-name="T17">if</text:span><text:span text:style-name="T10"> (!neighbours.ContainsKey(edge.src))</text:span></text:p>
      <text:p text:style-name="Standard"><text:span text:style-name="T10"><text:s text:c="20"/>{</text:span></text:p>
      <text:p text:style-name="Standard"><text:span text:style-name="T10"><text:s text:c="24"/>List&lt;RGBPixel&gt; l = </text:span><text:span text:style-name="T17">new</text:span><text:span text:style-name="T10"> List&lt;RGBPixel&gt;();</text:span></text:p>
      <text:p text:style-name="Standard"><text:span text:style-name="T10"><text:s text:c="24"/>neighbours.Add(edge.src, l);</text:span></text:p>
      <text:p text:style-name="Standard"><text:span text:style-name="T10"><text:s text:c="20"/>}</text:span></text:p>
      <text:p text:style-name="Standard"><text:span text:style-name="T10"><text:s text:c="20"/></text:span><text:span text:style-name="T17">if</text:span><text:span text:style-name="T10"> (!neighbours.ContainsKey(edge.dest))</text:span></text:p>
      <text:p text:style-name="Standard"><text:span text:style-name="T10"><text:s text:c="20"/>{</text:span></text:p>
      <text:p text:style-name="Standard"><text:span text:style-name="T10"><text:s text:c="24"/>List&lt;RGBPixel&gt; l = </text:span><text:span text:style-name="T17">new</text:span><text:span text:style-name="T10"> List&lt;RGBPixel&gt;();</text:span></text:p>
      <text:p text:style-name="Standard"><text:span text:style-name="T10"><text:s text:c="24"/>neighbours.Add(edge.dest, l);</text:span></text:p>
      <text:p text:style-name="Standard"><text:span text:style-name="T10"><text:s text:c="20"/>}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P54"/>
      <text:p text:style-name="Standard"><text:span text:style-name="T10"><text:s text:c="12"/></text:span></text:p>
      <text:p text:style-name="P54"/>
      <text:p text:style-name="P54"/>
      <text:p text:style-name="P54"/>
      <text:p text:style-name="Standard"><text:soft-page-break/><text:span text:style-name="T10"><text:s text:c="12"/></text:span><text:span text:style-name="T17">foreach</text:span><text:span text:style-name="T10"> (var vertex </text:span><text:span text:style-name="T17">in</text:span><text:span text:style-name="T10"> neighbours)</text:span></text:p>
      <text:p text:style-name="Standard"><text:span text:style-name="T10"><text:s text:c="12"/>{</text:span></text:p>
      <text:p text:style-name="Standard"><text:span text:style-name="T10"><text:s text:c="16"/></text:span><text:span text:style-name="T17">if</text:span><text:span text:style-name="T10"> (!visited.Contains(vertex.Key))</text:span></text:p>
      <text:p text:style-name="Standard"><text:span text:style-name="T10"><text:s text:c="16"/>{</text:span></text:p>
      <text:p text:style-name="Standard"><text:span text:style-name="T10"><text:s text:c="20"/>List&lt;RGBPixel&gt; clusterColors = </text:span><text:span text:style-name="T17">new</text:span><text:span text:style-name="T10"> List&lt;RGBPixel&gt;();</text:span></text:p>
      <text:p text:style-name="Standard"><text:span text:style-name="T10"><text:s text:c="20"/>DFS(vertex.Key, </text:span><text:span text:style-name="T17">ref</text:span><text:span text:style-name="T10"> visited , </text:span><text:span text:style-name="T17">ref</text:span><text:span text:style-name="T10"> clusterColors);</text:span></text:p>
      <text:p text:style-name="Standard"><text:span text:style-name="T10"><text:s text:c="20"/>clusters.Add(clusterColors);</text:span></text:p>
      <text:p text:style-name="Standard"><text:span text:style-name="T10"><text:s text:c="18"/></text:span></text:p>
      <text:p text:style-name="Standard"><text:span text:style-name="T10"><text:s text:c="16"/>}</text:span></text:p>
      <text:p text:style-name="Standard"><text:span text:style-name="T10"><text:s text:c="12"/>}</text:span></text:p>
      <text:p text:style-name="P54"/>
      <text:p text:style-name="Standard"><text:span text:style-name="T10"><text:s text:c="12"/></text:span><text:span text:style-name="T17">return</text:span><text:span text:style-name="T10"> clusters;</text:span></text:p>
      <text:p text:style-name="P63"><text:span text:style-name="T44"><text:s text:c="8"/>}</text:span></text:p>
      <text:p text:style-name="P18">Analysis of the code:-</text:p>
      <text:p text:style-name="P58">Time Complexity: O(KxD) + O(D+E) + O(E) = O(KxD)</text:p>
      <text:p text:style-name="P31"/>
      <text:p text:style-name="P31"/>
      <text:p text:style-name="P11"><text:span text:style-name="T3">(</text:span><text:span text:style-name="T4">10</text:span><text:span text:style-name="T3">)</text:span><text:span text:style-name="T6"> </text:span><text:span text:style-name="T15">public</text:span><text:span text:style-name="T10"> </text:span><text:span text:style-name="T17">static</text:span><text:span text:style-name="T10"> List&lt;RGBPixel&gt; ExtractColors(List&lt;List&lt;RGBPixel&gt;&gt; clusters)</text:span></text:p>
      <text:p text:style-name="P23">Explanation:-</text:p>
      <text:p text:style-name="P6">Extracts the average color from each cluster, in order to generate a color palette to be used in quantizing the image.</text:p>
      <text:p text:style-name="P18">Code:-</text:p>
      <text:p text:style-name="P63"><text:span text:style-name="T19">public</text:span><text:span text:style-name="T44"> </text:span><text:span text:style-name="T19">static</text:span><text:span text:style-name="T44"> List&lt;RGBPixel&gt; ExtractColors(List&lt;List&lt;RGBPixel&gt;&gt; clusters)</text:span></text:p>
      <text:p text:style-name="Standard"><text:span text:style-name="T10"><text:s text:c="8"/>{</text:span></text:p>
      <text:p text:style-name="Standard"><text:span text:style-name="T10"><text:s text:c="12"/></text:span><text:span text:style-name="T31">// List of colors to be returned</text:span></text:p>
      <text:p text:style-name="Standard"><text:span text:style-name="T10"><text:s text:c="12"/>List&lt;RGBPixel&gt; Palette = </text:span><text:span text:style-name="T17">new</text:span><text:span text:style-name="T10"> List&lt;RGBPixel&gt;();</text:span></text:p>
      <text:p text:style-name="Standard"><text:span text:style-name="T10"><text:s text:c="12"/></text:span><text:span text:style-name="T31">// The Average Color Of Each Cluster</text:span></text:p>
      <text:p text:style-name="Standard"><text:span text:style-name="T10"><text:s text:c="12"/>RGBPixel avgColor;</text:span></text:p>
      <text:p text:style-name="Standard"><text:span text:style-name="T10"><text:s text:c="12"/></text:span><text:span text:style-name="T31">// Accumulators For The Sum Of RGB Values Inside Each Cluster</text:span></text:p>
      <text:p text:style-name="Standard"><text:soft-page-break/><text:span text:style-name="T10"><text:s text:c="12"/></text:span><text:span text:style-name="T17">int</text:span><text:span text:style-name="T10"> redSum, greenSum, blueSum;</text:span></text:p>
      <text:p text:style-name="P54"/>
      <text:p text:style-name="Standard"><text:span text:style-name="T10"><text:s text:c="12"/></text:span><text:span text:style-name="T17">for</text:span><text:span text:style-name="T10"> (</text:span><text:span text:style-name="T17">int</text:span><text:span text:style-name="T10"> i = 0; i &lt; clusters.Count; i++)</text:span></text:p>
      <text:p text:style-name="Standard"><text:span text:style-name="T10"><text:s text:c="12"/>{</text:span></text:p>
      <text:p text:style-name="Standard"><text:span text:style-name="T10"><text:s text:c="16"/>redSum = 0; greenSum = 0; blueSum = 0;</text:span></text:p>
      <text:p text:style-name="P54"/>
      <text:p text:style-name="Standard"><text:span text:style-name="T10"><text:s text:c="16"/></text:span><text:span text:style-name="T31">// For Every Color In Cluster i, Add Up All Their</text:span></text:p>
      <text:p text:style-name="Standard"><text:span text:style-name="T10"><text:s text:c="16"/></text:span><text:span text:style-name="T31">// RGB Values</text:span></text:p>
      <text:p text:style-name="Standard"><text:span text:style-name="T10"><text:s text:c="16"/></text:span><text:span text:style-name="T17">foreach</text:span><text:span text:style-name="T10"> (var color </text:span><text:span text:style-name="T17">in</text:span><text:span text:style-name="T10"> clusters[i])</text:span></text:p>
      <text:p text:style-name="Standard"><text:span text:style-name="T10"><text:s text:c="16"/>{</text:span></text:p>
      <text:p text:style-name="Standard"><text:span text:style-name="T10"><text:s text:c="20"/>redSum += color.red;</text:span></text:p>
      <text:p text:style-name="Standard"><text:span text:style-name="T10"><text:s text:c="20"/>greenSum += color.green;</text:span></text:p>
      <text:p text:style-name="Standard"><text:span text:style-name="T10"><text:s text:c="20"/>blueSum += color.blue;</text:span></text:p>
      <text:p text:style-name="Standard"><text:span text:style-name="T10"><text:s text:c="16"/>}</text:span></text:p>
      <text:p text:style-name="P54"/>
      <text:p text:style-name="Standard"><text:span text:style-name="T10"><text:s text:c="16"/></text:span><text:span text:style-name="T31">// Calculate The Average Color</text:span></text:p>
      <text:p text:style-name="Standard"><text:span text:style-name="T10"><text:s text:c="16"/>avgColor.red = (</text:span><text:span text:style-name="T17">byte</text:span><text:span text:style-name="T10">)(redSum / clusters[i].Count);</text:span></text:p>
      <text:p text:style-name="Standard"><text:span text:style-name="T10"><text:s text:c="16"/>avgColor.green = (</text:span><text:span text:style-name="T17">byte</text:span><text:span text:style-name="T10">)(greenSum / clusters[i].Count);</text:span></text:p>
      <text:p text:style-name="Standard"><text:span text:style-name="T10"><text:s text:c="16"/>avgColor.blue = (</text:span><text:span text:style-name="T17">byte</text:span><text:span text:style-name="T10">)(blueSum / clusters[i].Count);</text:span></text:p>
      <text:p text:style-name="P54"/>
      <text:p text:style-name="Standard"><text:span text:style-name="T10"><text:s text:c="16"/></text:span><text:span text:style-name="T31">// Add The Average Color To The Palette</text:span></text:p>
      <text:p text:style-name="Standard"><text:span text:style-name="T10"><text:s text:c="16"/>Palette.Add(avgColor);</text:span></text:p>
      <text:p text:style-name="Standard"><text:span text:style-name="T10"><text:s text:c="12"/>}</text:span></text:p>
      <text:p text:style-name="P54"/>
      <text:p text:style-name="Standard"><text:span text:style-name="T10"><text:s text:c="12"/></text:span><text:span text:style-name="T17">return</text:span><text:span text:style-name="T10"> Palette;</text:span></text:p>
      <text:p text:style-name="P63"><text:span text:style-name="T44"><text:s text:c="8"/>}</text:span></text:p>
      <text:p text:style-name="P24"><text:span text:style-name="T42">Analysis of the code</text:span>:-</text:p>
      <text:p text:style-name="P26">Loops through the Clusters (K), and includes another nested loop that goes through every color of each cluster <text:soft-page-break/>(Let’s call it U), while accumulating each color’s RGB values to the redSum, greenSum, blueSum variables</text:p>
      <text:p text:style-name="P26">So in total it loops in (KxU = D) → O(D)</text:p>
      <text:p text:style-name="P26">then finally calculates the average of each color in O(1) (or a little over O(1) due to casting the integer to a byte), and adds the average color to the palette after assigning it to the avgColor variable, all in O(1).</text:p>
      <text:p text:style-name="P26">At the end of the function, the Palette is returned in O(1). <text:tab/></text:p>
      <text:p text:style-name="P32">Total Complexity: O(D) + O(1) [for each color] + O(1) + O(1) = O(D) </text:p>
      <text:p text:style-name="P31"/>
      <text:p text:style-name="P31"/>
      <text:p text:style-name="P31"/>
      <text:p text:style-name="P12"><text:span text:style-name="T3">(</text:span><text:span text:style-name="T4">1</text:span><text:span text:style-name="T5">1</text:span><text:span text:style-name="T3">)</text:span><text:span text:style-name="T6"> </text:span><text:span text:style-name="T13">public</text:span><text:span text:style-name="T9"> </text:span><text:span text:style-name="T16">static</text:span><text:span text:style-name="T9"> RGBPixel[,] QuantizedImage(RGBPixel[,] imageMatrix, List&lt;RGBPixel&gt; palette)</text:span></text:p>
      <text:p text:style-name="P25">Explanation:-</text:p>
      <text:p text:style-name="P7">Takes in an image matrix and a color palette that was previously generated, and uses it to quantize the image and returns it.</text:p>
      <text:p text:style-name="P19">Code:-</text:p>
      <text:p text:style-name="P49"><text:span text:style-name="T16">public</text:span><text:span text:style-name="T9"> </text:span><text:span text:style-name="T16">static</text:span><text:span text:style-name="T9"> RGBPixel[,] QuantizedImage(RGBPixel[,] imageMatrix, List&lt;RGBPixel&gt; palette)</text:span></text:p>
      <text:p text:style-name="P20"><text:s text:c="8"/>{</text:p>
      <text:p text:style-name="Standard"><text:span text:style-name="T9"><text:s text:c="12"/></text:span><text:span text:style-name="T16">int</text:span><text:span text:style-name="T9"> height = imageMatrix.GetLength(0);</text:span></text:p>
      <text:p text:style-name="Standard"><text:span text:style-name="T9"><text:s text:c="12"/></text:span><text:span text:style-name="T16">int</text:span><text:span text:style-name="T9"> width = imageMatrix.GetLength(1);</text:span></text:p>
      <text:p text:style-name="P20"/>
      <text:p text:style-name="Standard"><text:span text:style-name="T9"><text:s text:c="12"/></text:span><text:span text:style-name="T16">for</text:span><text:span text:style-name="T9"> (</text:span><text:span text:style-name="T16">int</text:span><text:span text:style-name="T9"> i = 0; i &lt; height; i++)</text:span></text:p>
      <text:p text:style-name="P20"><text:soft-page-break/><text:s text:c="12"/>{</text:p>
      <text:p text:style-name="Standard"><text:span text:style-name="T9"><text:s text:c="16"/></text:span><text:span text:style-name="T16">for</text:span><text:span text:style-name="T9"> (</text:span><text:span text:style-name="T16">int</text:span><text:span text:style-name="T9"> j = 0; j &lt; width; j++)</text:span></text:p>
      <text:p text:style-name="P20"><text:s text:c="16"/>{</text:p>
      <text:p text:style-name="P20"><text:s text:c="20"/>imageMatrix[i, j] = calculateWeight(palette, imageMatrix[i, j]);</text:p>
      <text:p text:style-name="P20"><text:s text:c="16"/>}</text:p>
      <text:p text:style-name="P20"><text:s text:c="12"/>}</text:p>
      <text:p text:style-name="P20"/>
      <text:p text:style-name="P20"/>
      <text:p text:style-name="Standard"><text:span text:style-name="T9"><text:s text:c="12"/></text:span><text:span text:style-name="T16">return</text:span><text:span text:style-name="T9"> imageMatrix;</text:span></text:p>
      <text:p text:style-name="P64"><text:s text:c="8"/>}</text:p>
      <text:p text:style-name="P25"><text:span text:style-name="T42">Analysis of the code</text:span>:-</text:p>
      <text:p text:style-name="P33"/>
      <text:p text:style-name="P33"/>
      <text:p text:style-name="P33"/>
      <text:p text:style-name="P33"/>
      <text:p text:style-name="P33"/>
      <text:p text:style-name="P12"><text:span text:style-name="T3">(</text:span><text:span text:style-name="T4">1</text:span><text:span text:style-name="T5">2</text:span><text:span text:style-name="T3">)</text:span><text:span text:style-name="T6"> </text:span><text:span text:style-name="T13">public</text:span><text:span text:style-name="T9"> </text:span><text:span text:style-name="T16">static</text:span><text:span text:style-name="T9"> RGBPixel calculateWeight(List&lt;RGBPixel&gt; palette, RGBPixel myCurrentPixel)</text:span></text:p>
      <text:p text:style-name="P25">Explanation:-</text:p>
      <text:p text:style-name="P7"/>
      <text:p text:style-name="P7"/>
      <text:p text:style-name="P7"/>
      <text:p text:style-name="P19">Code:-</text:p>
      <text:p text:style-name="P49"><text:span text:style-name="T16">public</text:span><text:span text:style-name="T9"> </text:span><text:span text:style-name="T16">static</text:span><text:span text:style-name="T9"> RGBPixel calculateWeight(List&lt;RGBPixel&gt; palette, RGBPixel myCurrentPixel)</text:span></text:p>
      <text:p text:style-name="P20"><text:s text:c="8"/>{</text:p>
      <text:p text:style-name="P20"><text:s text:c="12"/>RGBPixel returnPixel = myCurrentPixel;</text:p>
      <text:p text:style-name="Standard"><text:span text:style-name="T9"><text:s text:c="12"/></text:span><text:span text:style-name="T16">double</text:span><text:span text:style-name="T9"> weight = 10000000;</text:span></text:p>
      <text:p text:style-name="Standard"><text:span text:style-name="T9"><text:s text:c="12"/></text:span><text:span text:style-name="T16">int</text:span><text:span text:style-name="T9"> r1, g1, b1;</text:span></text:p>
      <text:p text:style-name="Standard"><text:soft-page-break/><text:span text:style-name="T9"><text:s text:c="12"/></text:span><text:span text:style-name="T16">int</text:span><text:span text:style-name="T9"> r2, g2, b2;</text:span></text:p>
      <text:p text:style-name="P20"/>
      <text:p text:style-name="Standard"><text:span text:style-name="T9"><text:s text:c="12"/></text:span><text:span text:style-name="T16">for</text:span><text:span text:style-name="T9"> (</text:span><text:span text:style-name="T16">int</text:span><text:span text:style-name="T9"> i = 0; i &lt; palette.Count; i++)</text:span></text:p>
      <text:p text:style-name="P20"><text:s text:c="12"/>{</text:p>
      <text:p text:style-name="P20"><text:s text:c="16"/>r1 = palette[i].red;</text:p>
      <text:p text:style-name="P20"><text:s text:c="16"/>g1 = palette[i].green;</text:p>
      <text:p text:style-name="P20"><text:s text:c="16"/>b1 = palette[i].blue;</text:p>
      <text:p text:style-name="P20"><text:s text:c="16"/>r2 = myCurrentPixel.red;</text:p>
      <text:p text:style-name="P20"><text:s text:c="16"/>g2 = myCurrentPixel.green;</text:p>
      <text:p text:style-name="P20"><text:s text:c="16"/>b2 = myCurrentPixel.blue;</text:p>
      <text:p text:style-name="Standard"><text:span text:style-name="T9"><text:s text:c="16"/></text:span><text:span text:style-name="T16">double</text:span><text:span text:style-name="T9"> eq = Math.Sqrt((r2 - r1) * (r2 - r1) + (g2 - g1) * (g2 - g1) + (b2 - b1) * (b2 - b1));</text:span></text:p>
      <text:p text:style-name="P20"/>
      <text:p text:style-name="Standard"><text:span text:style-name="T9"><text:s text:c="16"/></text:span><text:span text:style-name="T16">if</text:span><text:span text:style-name="T9"> (eq &lt; weight)</text:span></text:p>
      <text:p text:style-name="P20"><text:s text:c="16"/>{</text:p>
      <text:p text:style-name="P20"><text:s text:c="20"/>returnPixel = palette[i];</text:p>
      <text:p text:style-name="P20"><text:s text:c="20"/>weight = eq;</text:p>
      <text:p text:style-name="P20"><text:s text:c="16"/>}</text:p>
      <text:p text:style-name="P20"><text:s text:c="12"/>}</text:p>
      <text:p text:style-name="Standard"><text:span text:style-name="T9"><text:s text:c="12"/></text:span><text:span text:style-name="T16">return</text:span><text:span text:style-name="T9"> returnPixel;</text:span></text:p>
      <text:p text:style-name="P64"><text:s text:c="8"/>}</text:p>
      <text:p text:style-name="P25"><text:span text:style-name="T42">Analysis of the code</text:span>:-</text:p>
      <text:p text:style-name="P59">Time Complexity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d essam</meta:initial-creator>
    <meta:editing-cycles>10</meta:editing-cycles>
    <meta:creation-date>2019-12-10T17:16:00</meta:creation-date>
    <dc:date>2019-12-26T07:01:12.697000000</dc:date>
    <meta:editing-duration>PT2H52M33S</meta:editing-duration>
    <meta:generator>LibreOffice/6.2.3.2$Windows_X86_64 LibreOffice_project/aecc05fe267cc68dde00352a451aa867b3b546ac</meta:generator>
    <meta:document-statistic meta:table-count="0" meta:image-count="1" meta:object-count="0" meta:page-count="17" meta:paragraph-count="358" meta:word-count="1915" meta:character-count="17360" meta:non-whitespace-character-count="109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